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osis Medium" svg:font-family="'Dosis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P1" style:family="paragraph" style:parent-style-name="Standard">
      <style:text-properties style:font-name="Dosis Medium" fo:font-size="11pt" style:font-size-asian="11pt" style:font-size-complex="11pt"/>
    </style:style>
    <style:style style:name="P2" style:family="paragraph" style:parent-style-name="Standard">
      <style:text-properties style:font-name="Dosis Medium" fo:font-size="11pt" fo:font-weight="normal" officeooo:rsid="000df682" officeooo:paragraph-rsid="000df682" style:font-size-asian="11pt" style:font-weight-asian="normal" style:font-size-complex="11pt" style:font-weight-complex="normal"/>
    </style:style>
    <style:style style:name="P3" style:family="paragraph" style:parent-style-name="Standard">
      <style:text-properties style:font-name="Dosis Medium" fo:font-size="11pt" fo:font-weight="normal" officeooo:rsid="000e3a7b" officeooo:paragraph-rsid="000e3a7b" style:font-size-asian="11pt" style:font-weight-asian="normal" style:font-size-complex="11pt" style:font-weight-complex="normal"/>
    </style:style>
    <style:style style:name="P4" style:family="paragraph" style:parent-style-name="Standard">
      <style:text-properties style:font-name="Dosis Medium" fo:font-size="11pt" fo:font-weight="normal" officeooo:rsid="000e896b" officeooo:paragraph-rsid="000e896b" style:font-size-asian="11pt" style:font-weight-asian="normal" style:font-size-complex="11pt" style:font-weight-complex="normal"/>
    </style:style>
    <style:style style:name="P5" style:family="paragraph" style:parent-style-name="Standard">
      <style:text-properties style:font-name="Dosis Medium" fo:font-size="11pt" fo:font-weight="normal" officeooo:rsid="0011303e" officeooo:paragraph-rsid="0011303e" style:font-size-asian="11pt" style:font-weight-asian="normal" style:font-size-complex="11pt" style:font-weight-complex="normal"/>
    </style:style>
    <style:style style:name="P6" style:family="paragraph" style:parent-style-name="Standard">
      <style:text-properties style:font-name="Dosis Medium" fo:font-size="11pt" fo:font-weight="normal" officeooo:rsid="00137cc5" officeooo:paragraph-rsid="00137cc5" style:font-size-asian="11pt" style:font-weight-asian="normal" style:font-size-complex="11pt" style:font-weight-complex="normal"/>
    </style:style>
    <style:style style:name="P7" style:family="paragraph" style:parent-style-name="Standard">
      <style:text-properties style:font-name="Dosis Medium" fo:font-size="11pt" fo:font-weight="normal" officeooo:rsid="001758a6" officeooo:paragraph-rsid="001758a6" style:font-size-asian="11pt" style:font-weight-asian="normal" style:font-size-complex="11pt" style:font-weight-complex="normal"/>
    </style:style>
    <style:style style:name="P8" style:family="paragraph" style:parent-style-name="Standard">
      <style:text-properties style:font-name="Dosis Medium" fo:font-size="11pt" fo:font-weight="normal" officeooo:rsid="002340b7" officeooo:paragraph-rsid="002340b7" style:font-size-asian="11pt" style:font-weight-asian="normal" style:font-size-complex="11pt" style:font-weight-complex="normal"/>
    </style:style>
    <style:style style:name="P9" style:family="paragraph" style:parent-style-name="Standard">
      <style:text-properties style:font-name="Dosis Medium" fo:font-size="11pt" fo:font-weight="normal" officeooo:rsid="0024b781" officeooo:paragraph-rsid="0024b781" style:font-size-asian="11pt" style:font-weight-asian="normal" style:font-size-complex="11pt" style:font-weight-complex="normal"/>
    </style:style>
    <style:style style:name="P10" style:family="paragraph" style:parent-style-name="Standard">
      <style:text-properties style:font-name="Dosis Medium" fo:font-size="11pt" fo:font-weight="normal" officeooo:rsid="000df682" officeooo:paragraph-rsid="000df682" style:font-size-asian="9.60000038146973pt" style:font-weight-asian="normal" style:font-size-complex="11pt" style:font-weight-complex="normal"/>
    </style:style>
    <style:style style:name="P11" style:family="paragraph" style:parent-style-name="Standard">
      <style:text-properties style:font-name="Dosis Medium" fo:font-size="11pt" fo:font-weight="normal" officeooo:rsid="001b2ae9" officeooo:paragraph-rsid="001b2ae9" style:font-size-asian="9.60000038146973pt" style:font-weight-asian="normal" style:font-size-complex="11pt" style:font-weight-complex="normal"/>
    </style:style>
    <style:style style:name="P12" style:family="paragraph" style:parent-style-name="Standard">
      <style:text-properties style:font-name="Dosis Medium" fo:font-size="11pt" fo:font-weight="normal" officeooo:rsid="001e21d0" officeooo:paragraph-rsid="001e21d0" style:font-size-asian="9.60000038146973pt" style:font-weight-asian="normal" style:font-size-complex="11pt" style:font-weight-complex="normal"/>
    </style:style>
    <style:style style:name="P13" style:family="paragraph" style:parent-style-name="Standard">
      <style:text-properties style:font-name="Dosis Medium" fo:font-size="15pt" fo:font-weight="bold" officeooo:rsid="000df682" officeooo:paragraph-rsid="000df682" style:font-size-asian="11pt" style:font-weight-asian="bold" style:font-size-complex="11pt" style:font-weight-complex="bold"/>
    </style:style>
    <style:style style:name="P14" style:family="paragraph" style:parent-style-name="Standard">
      <style:text-properties style:font-name="Dosis Medium" fo:font-size="15pt" fo:font-weight="bold" officeooo:rsid="000e3a7b" officeooo:paragraph-rsid="000e3a7b" style:font-size-asian="11pt" style:font-weight-asian="bold" style:font-size-complex="11pt" style:font-weight-complex="bold"/>
    </style:style>
    <style:style style:name="P15" style:family="paragraph" style:parent-style-name="Standard">
      <style:text-properties style:font-name="Dosis Medium" fo:font-size="15pt" fo:font-weight="bold" officeooo:rsid="0011303e" officeooo:paragraph-rsid="0011303e" style:font-size-asian="11pt" style:font-weight-asian="bold" style:font-size-complex="11pt" style:font-weight-complex="bold"/>
    </style:style>
    <style:style style:name="P16" style:family="paragraph" style:parent-style-name="Standard">
      <style:text-properties style:font-name="Dosis Medium" fo:font-size="15pt" fo:font-weight="bold" officeooo:rsid="00151c21" officeooo:paragraph-rsid="00151c21" style:font-size-asian="11pt" style:font-weight-asian="bold" style:font-size-complex="11pt" style:font-weight-complex="bold"/>
    </style:style>
    <style:style style:name="P17" style:family="paragraph" style:parent-style-name="Standard" style:list-style-name="L1">
      <style:text-properties style:font-name="Dosis Medium" fo:font-size="11pt" fo:font-weight="normal" officeooo:rsid="0011303e" officeooo:paragraph-rsid="0011303e" style:font-size-asian="11pt" style:font-weight-asian="normal" style:font-size-complex="11pt" style:font-weight-complex="normal"/>
    </style:style>
    <style:style style:name="P18" style:family="paragraph" style:parent-style-name="Standard" style:list-style-name="L1">
      <style:text-properties style:font-name="Dosis Medium" fo:font-size="11pt" fo:font-weight="normal" officeooo:rsid="00113f8a" officeooo:paragraph-rsid="00113f8a" style:font-size-asian="11pt" style:font-weight-asian="normal" style:font-size-complex="11pt" style:font-weight-complex="normal"/>
    </style:style>
    <style:style style:name="P19" style:family="paragraph" style:parent-style-name="Standard" style:list-style-name="L1">
      <style:text-properties style:font-name="Dosis Medium" fo:font-size="11pt" fo:font-weight="normal" officeooo:rsid="00137cc5" officeooo:paragraph-rsid="00137cc5" style:font-size-asian="11pt" style:font-weight-asian="normal" style:font-size-complex="11pt" style:font-weight-complex="normal"/>
    </style:style>
    <style:style style:name="P20" style:family="paragraph" style:parent-style-name="Standard" style:list-style-name="L1">
      <style:text-properties style:font-name="Dosis Medium" fo:font-size="11pt" fo:font-weight="normal" officeooo:rsid="00252ee1" officeooo:paragraph-rsid="00252ee1" style:font-size-asian="11pt" style:font-weight-asian="normal" style:font-size-complex="11pt" style:font-weight-complex="normal"/>
    </style:style>
    <style:style style:name="P21" style:family="paragraph" style:parent-style-name="Standard" style:list-style-name="L2">
      <style:text-properties style:font-name="Dosis Medium" fo:font-size="11pt" fo:font-weight="normal" officeooo:rsid="00151c21" officeooo:paragraph-rsid="00151c21" style:font-size-asian="11pt" style:font-weight-asian="normal" style:font-size-complex="11pt" style:font-weight-complex="normal"/>
    </style:style>
    <style:style style:name="T1" style:family="text">
      <style:text-properties officeooo:rsid="001002c7"/>
    </style:style>
    <style:style style:name="T2" style:family="text">
      <style:text-properties officeooo:rsid="0010bc83"/>
    </style:style>
    <style:style style:name="T3" style:family="text">
      <style:text-properties officeooo:rsid="00167ca3"/>
    </style:style>
    <style:style style:name="T4" style:family="text">
      <style:text-properties officeooo:rsid="001758a6"/>
    </style:style>
    <style:style style:name="T5" style:family="text">
      <style:text-properties officeooo:rsid="001a47f1"/>
    </style:style>
    <style:style style:name="T6" style:family="text">
      <style:text-properties officeooo:rsid="001baf30"/>
    </style:style>
    <style:style style:name="T7" style:family="text">
      <style:text-properties officeooo:rsid="001bd47e"/>
    </style:style>
    <style:style style:name="T8" style:family="text">
      <style:text-properties officeooo:rsid="002340b7"/>
    </style:style>
    <style:style style:name="T9" style:family="text">
      <style:text-properties officeooo:rsid="00252ee1"/>
    </style:style>
    <style:style style:name="T10" style:family="text">
      <style:text-properties officeooo:rsid="002598f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4"/>Explanation of the problem / background to the project</text:p>
      <text:p text:style-name="P1"><text:s text:c="4"/>Who the prospective users are</text:p>
      <text:p text:style-name="P1"><text:s text:c="4"/>Interview with client</text:p>
      <text:p text:style-name="P1"><text:s text:c="4"/>Discussion of interview with 'client'</text:p>
      <text:p text:style-name="P1"><text:s text:c="4"/>Discussion of existing systems</text:p>
      <text:p text:style-name="P1"><text:s text:c="4"/>Modelling of the problem</text:p>
      <text:p text:style-name="P1"><text:s text:c="4"/>Detailed, numbered list of objectives</text:p>
      <text:p text:style-name="P1"><text:s text:c="4"/>List and explanation of acceptable limitations</text:p>
      <text:p text:style-name="P1"/>
      <text:p text:style-name="P1"/>
      <text:p text:style-name="P13">Explanation of the problem / background to the project</text:p>
      <text:p text:style-name="P13"/>
      <text:p text:style-name="P2">I am interested in making a platforming game as I find them interesting and very fun on a personal level, but also because games with complex movement and high speed interactions are very popular. I feel I could make a contribution to this market by producing a game that combines some of my favourite aspects from games I have played in the past. In the game itself, I intend to have many movement mechanics such as sliding, dashing, grappling, with the intent of maintaining high speeds. In platforming games, areas with the highest speed movement which requires skill to execute are the most fun for me, and movement techniques are always big and fun parts of modern games.</text:p>
      <text:p text:style-name="P2"/>
      <text:p text:style-name="P13">Who the prospective users are</text:p>
      <text:p text:style-name="P13"/>
      <text:p text:style-name="P2">This game would be targeting people who are interested in fast paced games with lots of movement based content. Potential customers could be speedrunners of existing games, or even potentially players of driving games, in which fast movement is essential.</text:p>
      <text:p text:style-name="P2"/>
      <text:p text:style-name="P13">Interview with client</text:p>
      <text:p text:style-name="P13"/>
      <text:p text:style-name="P7">Client: Dan</text:p>
      <text:p text:style-name="P2"/>
      <text:p text:style-name="P2"><text:span text:style-name="T4">Me: </text:span>What kinds of games are you most interested in?</text:p>
      <text:p text:style-name="P2"/>
      <text:p text:style-name="P7">Dan: I enjoy open world games <text:span text:style-name="T5">and platformers.</text:span></text:p>
      <text:p text:style-name="P7"/>
      <text:p text:style-name="P2"><text:span text:style-name="T4">Me: </text:span>How much do you enjoy platformers or driving games?</text:p>
      <text:p text:style-name="P2"/>
      <text:p text:style-name="P7">Dan: I love a good platformer. I was a big fan of the game “My Friend Pedro” which is kind of a mix between a platformer and a shooter, with nice dynamic movement in 2D. Also an enjoyer of Minecraft parkour. Also BattleBlock Theater.</text:p>
      <text:p text:style-name="P7"/>
      <text:p text:style-name="P2"><text:span text:style-name="T4">Me: </text:span>Do you consider complex movement mechanics to be an important part of some games?</text:p>
      <text:p text:style-name="P2"/>
      <text:p text:style-name="P7">Dan: Yes. Or at least varied mechanics. Sliding, crouching, and ways to change your speed and how you move. Things that change your perspective like tilting in the air are also cool. Nice complicated, variable physics makes for more interesting movement.</text:p>
      <text:p text:style-name="P2"/>
      <text:p text:style-name="P2"><text:span text:style-name="T4">Me: </text:span>How much do you enjoy games with complex movement mechanics?</text:p>
      <text:p text:style-name="P2"/>
      <text:p text:style-name="P7"><text:soft-page-break/>Dan: I’d say I do. Sometimes you can overcomplicate it slightly. Good physics allows for simple inputs but complex movement, and that’s what I enjoy. Being able to control everything with only a few different keys is better than having lots of inputs.</text:p>
      <text:p text:style-name="P2"/>
      <text:p text:style-name="P2"><text:span text:style-name="T4">Me:</text:span> What features of movement do you find interesting in existing games <text:span text:style-name="T4">(give examples)</text:span>?</text:p>
      <text:p text:style-name="P2"/>
      <text:p text:style-name="P7">Dan: Games like SuperHot with interesting physics and mechanics gives the player options. Once again games like BattleBlock Theater, but lots of these are cases where the movement itself is only good because of how it interacts with the environment. Minecraft again, having things in the environment which change how you move is good.</text:p>
      <text:p text:style-name="P2"/>
      <text:p text:style-name="P13">Discussion of interview with client</text:p>
      <text:p text:style-name="P10"/>
      <text:p text:style-name="P11">I appreciate the feedback from Dan given during the interview. What I think will be important to keep in mind is specifically the use of only a few different inputs to create a fun and diverse experience. This will become something to consider much more when I get to the stage where I am able to work more on the movement techniques available to the player in the game after the bulk of the engine development is complete. As Dan also mentions however, I recognise I will have to be careful not to constrict the player’s options at all while adhering to the former requirement. I will also need to invest lots of time in developing the physics system in order to make the movement techniques feel natural and fluid. This will likely involve creating an algorithm similar to the one I saw in Kasper Fauerby’s paper “Improved collision detection and response” in order to handle the collision part of the physics engine, a problem I am aware as notorious for being hard to get right at times. Considering these points Dan brought up in the interview should lead to a satisfactory product at the end of the process.</text:p>
      <text:p text:style-name="P11"/>
      <text:p text:style-name="P12">After further discussion with the client, he has also suggested a type of object which would speed up the player when touching it, in order to make the movement more interesting. I agree with the client that this would add an extra layer to the movement within the game, so I will do my best to implement this feature.</text:p>
      <text:p text:style-name="P13"/>
      <text:p text:style-name="P13">Discussion of existing systems</text:p>
      <text:p text:style-name="P13"/>
      <text:p text:style-name="P2">In addition to the mechanics of the game, I have a specific style in mind as well. I am envisioning in my mind, a sort of neon aesthetic of bright lights and quite vibrant colours; the sort of which you would see in games such as Destiny 2 (in the Vex Network areas of the game), and in Ghostrunner (in the Cybervoid sections of the game). Both of these games feature movement techniques, with Ghostrunner having the fast paced aspect I really want to explore more.</text:p>
      <text:p text:style-name="P2"/>
      <text:p text:style-name="P2">As for the technical side of things, I do not plan to use an existing game engine to make this game. The game itself is not going to be quite as complex as a game like Destiny or Ghostrunner, to compensate for the fact I want to build all the algorithms required to construct a game like this (to an extent) from scratch. Obviously I am not making a new graphics API or programming language; the plan currently is to use OpenGL as the API, and C++ for writing it, as well as using the OpenGL Shader Language to write my own shaders. In addition to this, I will be developing this on Linux, and I do not plan to port it to Windows or Mac. <text:span text:style-name="T2">I will also be using the OpenGL Mathematics Library to provide the vector and matrix types I will need for this project. </text:span><text:span text:style-name="T8">I will also make use of the GLFW library to handle creation of windows, as well as their tools to detect keyboard and mouse input.</text:span></text:p>
      <text:p text:style-name="P2"/>
      <text:p text:style-name="P3">Additionally, these games both have systems (especially Ghostrunner) that you can use to share your fastest times and other statistics on certain levels with other players. There is potential for a system in which users can upload times to the internet, though this might be slightly ambitious. <text:span text:style-name="T3">A system in which a user can see the</text:span><text:span text:style-name="T8">ir</text:span><text:span text:style-name="T3"> own best times locally is achievable and I will try and do that.</text:span></text:p>
      <text:p text:style-name="P3"/>
      <text:p text:style-name="P8"><text:soft-page-break/>I plan to implement a lighting model in order to augment the visual style of the game. Various lighting models exist, such as the Blinn-Phong lighting model which I believe will suit this project the best due to its simplicity and how inexpensive it is to implement in terms of performance. Other techniques such as shadow maps and effects such as bloom and HDR are possible to implement, and also may help with the style of the game.</text:p>
      <text:p text:style-name="P8"/>
      <text:p text:style-name="P9">For designing models, there are various tools out there which can help with this, but I believe Blender will be mos suited to this task. After researching it, I found that it has the ability to export model data in the Waverfront.obj file format, which is notably easy to parse compared to other formats. It also has the ability to triangulate faces of objects, which would allow them to easily be loaded into the program.</text:p>
      <text:p text:style-name="P8"/>
      <text:p text:style-name="P14">Modelling of the problem</text:p>
      <text:p text:style-name="P14"/>
      <text:p text:style-name="P3">I am going to need to write a game engine from scratch. So, I will need multiple systems in place in order to do things required to render the game. At a high level I will need to have a system with which I can easily load objects and have them rendered for me. Within this, I will need to have the ability to load models made in a program such as blender, as well as applying textures to models and other objects. I will need a system to compile shaders that I will have written myself and use them, and I will need to wrap this up in a neat interface to make the system of adding new objects to be rendered simple. I will also need a system to assign certain attributes to constructs in the game, in order to apply certain rules or physical properties to them.</text:p>
      <text:p text:style-name="P3"/>
      <text:p text:style-name="P3">With the basic underlying systems for loading and rendering objects, I will then need to create a simple system to produce new collections of objects, called levels, which will make up the core gameplay. I will need to find a way to create, load, and save levels, probably storing them in a special file format that I will have to write a parser for. Then, on top of this all I will want to wrap this up in a nice graphical user interface which the users themselves can use to select pre made levels, <text:span text:style-name="T9">or levels which they have written themselves.</text:span></text:p>
      <text:p text:style-name="P3"/>
      <text:p text:style-name="P4">I will also need to implement <text:span text:style-name="T6">a physics engine in order to handle the movement of the player as well detecting collisions between the player and both moving and stationary objects, producing an appropriate response</text:span><text:span text:style-name="T1">. </text:span><text:span text:style-name="T6">This response could be an action being performed such as the starting of a timer, or changing the direction of the player when colliding with a solid object.</text:span><text:span text:style-name="T1"> </text:span><text:span text:style-name="T2">I will be using the OpenGL Mathematics Library to assist with </text:span><text:span text:style-name="T6">the mathematical side of handling and detecting collisions.</text:span></text:p>
      <text:p text:style-name="P4"/>
      <text:p text:style-name="P15">Detailed Numbered List of Objectives</text:p>
      <text:p text:style-name="P15"/>
      <text:list text:style-name="L1">
        <text:list-item>
          <text:p text:style-name="P17">Create a modular game engine</text:p>
          <text:list>
            <text:list-item>
              <text:p text:style-name="P17">It will be able to load models</text:p>
              <text:list>
                <text:list-item>
                  <text:p text:style-name="P17">Load a model from a file generated in blender</text:p>
                </text:list-item>
                <text:list-item>
                  <text:p text:style-name="P17">Store its vertices, normals, and texture coordinates</text:p>
                </text:list-item>
                <text:list-item>
                  <text:p text:style-name="P17">Stores its various textures</text:p>
                </text:list-item>
                <text:list-item>
                  <text:p text:style-name="P17">Generates a VAO, a<text:span text:style-name="T7">nd a</text:span> VBO</text:p>
                </text:list-item>
              </text:list>
            </text:list-item>
            <text:list-item>
              <text:p text:style-name="P17">It will be able to compile, link, and use shaders</text:p>
              <text:list>
                <text:list-item>
                  <text:p text:style-name="P17">Load the shaders from a file</text:p>
                </text:list-item>
                <text:list-item>
                  <text:p text:style-name="P17">Compile them</text:p>
                </text:list-item>
                <text:list-item>
                  <text:p text:style-name="P17">Link them</text:p>
                </text:list-item>
                <text:list-item>
                  <text:p text:style-name="P17">Use them</text:p>
                </text:list-item>
                <text:list-item>
                  <text:p text:style-name="P17">Store this data in an object, with a templated method to set uniforms</text:p>
                </text:list-item>
              </text:list>
            </text:list-item>
            <text:list-item>
              <text:p text:style-name="P17">It will have a main render loop</text:p>
              <text:list>
                <text:list-item>
                  <text:p text:style-name="P17">Have all the objects in the scene stored in <text:span text:style-name="T9">a container with methods to manage them</text:span></text:p>
                </text:list-item>
                <text:list-item>
                  <text:p text:style-name="P17">Process input from the user</text:p>
                </text:list-item>
                <text:list-item>
                  <text:p text:style-name="P17">Update the positions of all objects as well as the player</text:p>
                </text:list-item>
              </text:list>
            </text:list-item>
          </text:list>
        </text:list-item>
        <text:list-item>
          <text:p text:style-name="P17"><text:soft-page-break/>A system that will calculate the speed, position, and acceleration of every applicable object every frame.</text:p>
          <text:list>
            <text:list-item>
              <text:p text:style-name="P17">Using the OpenGL Mathematics library and GLFW:</text:p>
              <text:list>
                <text:list-item>
                  <text:p text:style-name="P17">Take input from the user each frame</text:p>
                </text:list-item>
                <text:list-item>
                  <text:p text:style-name="P17">Using the stored direction of the player, and the current speed and acceleration, as well as other factors such as whether or not the player is grappling or sliding, calculate the new position of the player.</text:p>
                  <text:list>
                    <text:list-item>
                      <text:p text:style-name="P17">Much of this could be stored in a state struct, or a class with methods to update this.</text:p>
                    </text:list-item>
                  </text:list>
                </text:list-item>
              </text:list>
            </text:list-item>
            <text:list-item>
              <text:p text:style-name="P18">Then using the stored attributes of any other moving objects, calculate their new position and speed, etc. This will be simpler than calculating for the user as many moving objects might move only in a simple loop.</text:p>
            </text:list-item>
            <text:list-item>
              <text:p text:style-name="P18">Additionally, detect collision between the player and any nearby objects. If the player is trying to move in a direction and there is an object in the way, adjust the player’s speed and direction accordingly.</text:p>
            </text:list-item>
          </text:list>
        </text:list-item>
        <text:list-item>
          <text:p text:style-name="P19">A system to create levels and place objects.</text:p>
          <text:list>
            <text:list-item>
              <text:p text:style-name="P19">This should have the ability to place physical objects that the player can use to move around with.</text:p>
            </text:list-item>
            <text:list-item>
              <text:p text:style-name="P19">This should have the ability to <text:span text:style-name="T9">define attributes on physical objects which affect how the player interacts with them.</text:span></text:p>
            </text:list-item>
            <text:list-item>
              <text:p text:style-name="P19">There should be a way to save levels into a file, that can be read when the game is loaded.</text:p>
            </text:list-item>
          </text:list>
        </text:list-item>
        <text:list-item>
          <text:p text:style-name="P19">A graphical user interface.</text:p>
          <text:list>
            <text:list-item>
              <text:p text:style-name="P19">This should have a home screen.</text:p>
            </text:list-item>
            <text:list-item>
              <text:p text:style-name="P19">This should have a menu to select games to play.</text:p>
            </text:list-item>
            <text:list-item>
              <text:p text:style-name="P19">The various menus could be stored using a tree structure <text:span text:style-name="T7">or an adjacency list</text:span>.</text:p>
            </text:list-item>
          </text:list>
        </text:list-item>
        <text:list-item>
          <text:p text:style-name="P20">Gameplay mechanics.</text:p>
          <text:list>
            <text:list-item>
              <text:p text:style-name="P20">Each level should have a start and an end.</text:p>
            </text:list-item>
            <text:list-item>
              <text:p text:style-name="P20">Each level should be timed, and this time should be displayed upon completing a level.</text:p>
            </text:list-item>
            <text:list-item>
              <text:p text:style-name="P20">The level should end early if a time limit is reached, to encourage faster movement.</text:p>
            </text:list-item>
            <text:list-item>
              <text:p text:style-name="P20">The level should terminate if the player falls off the level.</text:p>
            </text:list-item>
          </text:list>
        </text:list-item>
        <text:list-item>
          <text:p text:style-name="P20">An events system.</text:p>
          <text:list>
            <text:list-item>
              <text:p text:style-name="P20">This should have the ability to store functions which are run each frame.</text:p>
            </text:list-item>
            <text:list-item>
              <text:p text:style-name="P20">These functions should have data passed to them about how long they have been running for, and the total time they will run for.</text:p>
            </text:list-item>
            <text:list-item>
              <text:p text:style-name="P20">This system should be able to be used with the level loader, <text:span text:style-name="T10">to assist in defining behaviour for dynamic objects which move over time.</text:span></text:p>
            </text:list-item>
          </text:list>
        </text:list-item>
      </text:list>
      <text:p text:style-name="P6"/>
      <text:p text:style-name="P6"/>
      <text:p text:style-name="P16">List and explanation of acceptable limitations</text:p>
      <text:p text:style-name="P16"/>
      <text:list text:style-name="L2">
        <text:list-item>
          <text:p text:style-name="P21">It might be optimistic to design a <text:span text:style-name="T9">visual </text:span>level editor for the user to be able to create new levels themselves. <text:span text:style-name="T9">Level editing and creation will</text:span> be possible to do, but it w<text:span text:style-name="T9">ill</text:span> likely not be a very user friendly system and would probably require defining the position and size of different objects manually, rather than dragging and dropping them visually. I could see a way to preview a level, where you could fly around and inspect different parts of the level as you define them, but I believe it is acceptable if this does not make it into the final product.</text:p>
        </text:list-item>
        <text:list-item>
          <text:p text:style-name="P21">No music. While I am decent at programming, I am no composer. I think it is acceptable if there is no music in this game or even any sound effects, but I could see the latter making it into the final product if I can find somewhere I can get free to use sound snippets on the internet. I also do not want to deal with licensing and copyright issues if I were to take existing music from an artist.</text:p>
        </text:list-item>
        <text:list-item>
          <text:p text:style-name="P21">No Windows support. I do not intend to support the Windows operating system, as I will be developing this in Linux. This decision is for both practical reasons (being that I don’t have a development environment set up for Windows) and ideological reasons (I don’t want to set up a development environment for Windows as I don’t want to program on a proprietary OS).</text:p>
        </text:list-item>
        <text:list-item>
          <text:p text:style-name="P21"><text:soft-page-break/>No sophisticated player animation. If I was using a game engine, then this would definitely be something I would do, but given I am writing my own, it could be difficult to create a system to animate a player. This shouldn’t affect the gameplay too much as it will be played in the first person, but I would rather not have any player body animation rather than a very bad implementation of some animation.</text:p>
        </text:list-item>
      </text:list>
      <text:p text:style-name="P6"/>
      <text:p text:style-name="P6"/>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osis Medium" svg:font-family="'Dosis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13:14:20.490712304</meta:creation-date>
    <dc:date>2024-02-07T11:22:50.555195033</dc:date>
    <meta:editing-duration>PT11H48M14S</meta:editing-duration>
    <meta:editing-cycles>22</meta:editing-cycles>
    <meta:generator>LibreOffice/7.6.4.1$Linux_X86_64 LibreOffice_project/60$Build-1</meta:generator>
    <meta:document-statistic meta:table-count="0" meta:image-count="0" meta:object-count="0" meta:page-count="5" meta:paragraph-count="83" meta:word-count="2411" meta:character-count="13310" meta:non-whitespace-character-count="10994"/>
  </office:meta>
</office:document-meta>
</file>